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e7dd" officeooo:paragraph-rsid="0017e7dd"/>
    </style:style>
    <style:style style:name="P2" style:family="paragraph" style:parent-style-name="Standard">
      <style:text-properties officeooo:rsid="0019d908" officeooo:paragraph-rsid="0019d9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ntin ELLEON GR4</text:p>
      <text:p text:style-name="P1"/>
      <text:p text:style-name="P1">Séance 1 :</text:p>
      <text:p text:style-name="P1">Aujourd’hui, j’ai vu et analysé les différents ports de l’ADNS3080, qui est le capteur optique que nous allons utiliser pour notre projet.</text:p>
      <text:p text:style-name="P1">Le capteur contient 10 ports :</text:p>
      <text:p text:style-name="P1">GND, 5V, 3V qui n’ont pas besoin d’être expliqués.</text:p>
      <text:p text:style-name="P1">NCS qui est le SS. (branché au 10)</text:p>
      <text:p text:style-name="P1">MISO (Master In Slave Out) est un branchement très utile à la SPI (Serial peripheric interface) que nous allons utiliser. (branché au 12)</text:p>
      <text:p text:style-name="P1">MOSI est de même. (branché au 11)</text:p>
      <text:p text:style-name="P1">SCLK est le case selector. (branché au 13)</text:p>
      <text:p text:style-name="P1">RST est le reset. (branché au 3)</text:p>
      <text:p text:style-name="P1"/>
      <text:p text:style-name="P1">Ensuite, j’ai cherché et trouvé différents programmes arduino me permettant de récupérer les informations suivantes :</text:p>
      <text:p text:style-name="P1">-le niveau de détail actuel</text:p>
      <text:p text:style-name="P1">-la lumière actuelle</text:p>
      <text:p text:style-name="P1">-les vecteurs de mouvement</text:p>
      <text:p text:style-name="P1">-une représentation ascii très peu détaillée de l’image</text:p>
      <text:p text:style-name="P1"/>
      <text:p text:style-name="P2">J’ai ensuite cherché pendant plus d’une heure la théorie sur comment utiliser ces informations.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17:52:02.781000000</meta:creation-date>
    <meta:generator>LibreOffice/7.1.3.2$Windows_X86_64 LibreOffice_project/47f78053abe362b9384784d31a6e56f8511eb1c1</meta:generator>
    <dc:date>2022-12-12T18:00:15.907000000</dc:date>
    <meta:editing-duration>PT8M13S</meta:editing-duration>
    <meta:editing-cycles>2</meta:editing-cycles>
    <meta:document-statistic meta:table-count="0" meta:image-count="0" meta:object-count="0" meta:page-count="1" meta:paragraph-count="16" meta:word-count="146" meta:character-count="864" meta:non-whitespace-character-count="734"/>
  </office:meta>
</office:document-meta>
</file>